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df7f43"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eb6ce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5538c"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e8565a" officeooo:paragraph-rsid="01e8565a"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f4278b" officeooo:paragraph-rsid="01f4278b"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f7e725" officeooo:paragraph-rsid="01f7e725"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f8d67d" officeooo:paragraph-rsid="01f8d67d"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f9783c" officeooo:paragraph-rsid="01f9783c"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fabd6a" officeooo:paragraph-rsid="01fabd6a"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fc4f01" officeooo:paragraph-rsid="01fc4f01"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 fo:font-size="12pt" fo:font-weight="normal" officeooo:rsid="020558a3" officeooo:paragraph-rsid="020558a3"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 fo:font-size="12pt" fo:font-weight="normal" officeooo:rsid="0206e79e" officeooo:paragraph-rsid="0206e79e"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dd2140" officeooo:paragraph-rsid="01df7f43"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e2304d" officeooo:paragraph-rsid="01e2304d"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e4045e" officeooo:paragraph-rsid="01e4045e"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df7f43" officeooo:paragraph-rsid="01df7f43"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1e78877" officeooo:paragraph-rsid="01e78877"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1e8565a" officeooo:paragraph-rsid="01e8565a"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1eb6ce5" officeooo:paragraph-rsid="01eb6ce5"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1fabd6a" officeooo:paragraph-rsid="01fabd6a"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d4c8c1" officeooo:paragraph-rsid="01ec1797"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e0bdc1" officeooo:paragraph-rsid="01e0bdc1"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e0bdc1" officeooo:paragraph-rsid="01e4045e" style:font-size-asian="12pt" style:font-size-complex="12pt"/>
    </style:style>
    <style:style style:name="P45" style:family="paragraph" style:parent-style-name="Table_20_Contents">
      <style:paragraph-properties fo:text-align="center" style:justify-single-word="false"/>
      <style:text-properties style:font-name="FreeSans" fo:font-size="12pt" officeooo:rsid="01e0bdc1" officeooo:paragraph-rsid="01eb6ce5" style:font-size-asian="12pt" style:font-size-complex="12pt"/>
    </style:style>
    <style:style style:name="P46" style:family="paragraph" style:parent-style-name="Table_20_Contents">
      <style:paragraph-properties fo:text-align="center" style:justify-single-word="false"/>
      <style:text-properties style:font-name="FreeSans" fo:font-size="12pt" officeooo:rsid="01e4045e" officeooo:paragraph-rsid="01e4045e" style:font-size-asian="12pt" style:font-size-complex="12pt"/>
    </style:style>
    <style:style style:name="P47" style:family="paragraph" style:parent-style-name="Table_20_Contents">
      <style:paragraph-properties fo:text-align="center" style:justify-single-word="false"/>
      <style:text-properties style:font-name="FreeSans" fo:font-size="12pt" officeooo:rsid="01e85a51" officeooo:paragraph-rsid="01e85a51" style:font-size-asian="12pt" style:font-size-complex="12pt"/>
    </style:style>
    <style:style style:name="P48" style:family="paragraph" style:parent-style-name="Table_20_Contents">
      <style:paragraph-properties fo:text-align="center" style:justify-single-word="false"/>
      <style:text-properties style:font-name="FreeSans" fo:font-size="12pt" officeooo:rsid="01fabd6a" officeooo:paragraph-rsid="01fabd6a" style:font-size-asian="12pt" style:font-size-complex="12pt"/>
    </style:style>
    <style:style style:name="P49" style:family="paragraph" style:parent-style-name="Footer">
      <style:text-properties fo:font-size="2pt" style:font-size-asian="1.75pt" style:font-size-complex="2pt"/>
    </style:style>
    <style:style style:name="P50"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51"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52"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53"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6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6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63"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4"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5"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6"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7"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8"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9"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70" style:family="paragraph" style:parent-style-name="Standard">
      <style:paragraph-properties fo:line-height="150%"/>
      <style:text-properties style:use-window-font-color="true" style:font-name="FreeSans" fo:font-size="14pt" fo:letter-spacing="0.035cm" fo:font-weight="normal" officeooo:rsid="01fdf0f0" officeooo:paragraph-rsid="01fe434f" style:font-size-asian="14pt" style:font-weight-asian="normal" style:font-size-complex="14pt" style:font-weight-complex="normal"/>
    </style:style>
    <style:style style:name="P71" style:family="paragraph" style:parent-style-name="Standard">
      <style:paragraph-properties fo:line-height="150%"/>
      <style:text-properties style:use-window-font-color="true" style:font-name="FreeSans" fo:font-size="14pt" fo:letter-spacing="0.035cm" fo:font-weight="normal" officeooo:rsid="01fe434f" officeooo:paragraph-rsid="01fe434f" style:font-size-asian="14pt" style:font-weight-asian="normal" style:font-size-complex="14pt" style:font-weight-complex="normal"/>
    </style:style>
    <style:style style:name="P7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7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74" style:family="paragraph" style:parent-style-name="Standard">
      <style:paragraph-properties fo:line-height="200%" fo:text-align="center" style:justify-single-word="false"/>
      <style:text-properties fo:letter-spacing="0.035cm" officeooo:rsid="0017e0f6" officeooo:paragraph-rsid="0066a7cb"/>
    </style:style>
    <style:style style:name="P75"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6"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7" style:family="paragraph" style:parent-style-name="Standard">
      <style:paragraph-properties fo:line-height="150%" fo:break-before="page"/>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7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8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8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8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83"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4"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5"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86" style:family="paragraph" style:parent-style-name="Standard" style:list-style-name="L5">
      <style:paragraph-properties fo:line-height="150%"/>
      <style:text-properties style:use-window-font-color="true" style:font-name="FreeSans" fo:font-size="14pt" fo:letter-spacing="0.035cm" fo:font-weight="normal" officeooo:rsid="01f07cdb" officeooo:paragraph-rsid="01f07cdb" style:font-size-asian="14pt" style:font-weight-asian="normal" style:font-size-complex="14pt" style:font-weight-complex="normal"/>
    </style:style>
    <style:style style:name="P87" style:family="paragraph" style:parent-style-name="Standard">
      <style:paragraph-properties fo:line-height="150%"/>
      <style:text-properties style:use-window-font-color="true" style:font-name="FreeSans" fo:font-size="14pt" fo:letter-spacing="0.035cm" fo:font-weight="normal" officeooo:rsid="01fe434f" officeooo:paragraph-rsid="01fe434f" style:font-size-asian="14pt" style:font-weight-asian="normal" style:font-size-complex="14pt" style:font-weight-complex="normal"/>
    </style:style>
    <style:style style:name="P88" style:family="paragraph" style:parent-style-name="Standard">
      <style:paragraph-properties fo:line-height="130%" fo:text-align="end" style:justify-single-word="false"/>
      <style:text-properties officeooo:paragraph-rsid="0066a7cb"/>
    </style:style>
    <style:style style:name="P89"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f07cdb" officeooo:paragraph-rsid="01f07cdb" style:font-size-asian="14pt" style:font-weight-asian="normal" style:font-size-complex="14pt" style:font-weight-complex="normal"/>
    </style:style>
    <style:style style:name="P90" style:family="paragraph" style:parent-style-name="Table_20_Contents">
      <style:paragraph-properties fo:text-align="center" style:justify-single-word="false"/>
      <style:text-properties style:use-window-font-color="true" style:text-position="0% 100%" style:font-name="FreeSans" fo:font-size="12pt" fo:font-weight="normal" officeooo:rsid="01fabd6a" officeooo:paragraph-rsid="01d4c8c1" style:font-size-asian="12pt" style:font-weight-asian="normal" style:font-size-complex="12pt" style:font-weight-complex="normal"/>
    </style:style>
    <style:style style:name="P91"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9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93"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94" style:family="paragraph">
      <loext:graphic-properties draw:fill-color="#2c3756"/>
    </style:style>
    <style:style style:name="P95"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96"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7"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d799ea"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5"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6"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47" style:family="text">
      <style:text-properties fo:color="#2c3756" style:text-outline="true" style:font-name="Lora" fo:font-size="18pt" fo:letter-spacing="0.106cm" fo:font-style="normal" fo:text-shadow="none" fo:font-weight="bold" officeooo:rsid="02088603" style:font-size-asian="18pt" style:font-style-asian="normal" style:font-weight-asian="bold" style:font-size-complex="18pt" style:font-style-complex="normal" style:font-weight-complex="bold"/>
    </style:style>
    <style:style style:name="T48" style:family="text">
      <style:text-properties officeooo:rsid="0173b39a"/>
    </style:style>
    <style:style style:name="T49" style:family="text">
      <style:text-properties officeooo:rsid="017b7924"/>
    </style:style>
    <style:style style:name="T50" style:family="text">
      <style:text-properties officeooo:rsid="01b64b1d"/>
    </style:style>
    <style:style style:name="T51" style:family="text">
      <style:text-properties officeooo:rsid="01d96599"/>
    </style:style>
    <style:style style:name="T52" style:family="text">
      <style:text-properties officeooo:rsid="01dde69d"/>
    </style:style>
    <style:style style:name="T53" style:family="text">
      <style:text-properties officeooo:rsid="01e5538c"/>
    </style:style>
    <style:style style:name="T54" style:family="text">
      <style:text-properties officeooo:rsid="01e8f59d"/>
    </style:style>
    <style:style style:name="T55" style:family="text">
      <style:text-properties officeooo:rsid="01ec1797"/>
    </style:style>
    <style:style style:name="T56" style:family="text">
      <style:text-properties officeooo:rsid="01f8dc73"/>
    </style:style>
    <style:style style:name="T57" style:family="text">
      <style:text-properties officeooo:rsid="01f9de6f"/>
    </style:style>
    <style:style style:name="T58" style:family="text">
      <style:text-properties officeooo:rsid="01fa6c93"/>
    </style:style>
    <style:style style:name="T59" style:family="text">
      <style:text-properties officeooo:rsid="01fab38f"/>
    </style:style>
    <style:style style:name="T60" style:family="text">
      <style:text-properties officeooo:rsid="01fc4f01"/>
    </style:style>
    <style:style style:name="T61" style:family="text">
      <style:text-properties officeooo:rsid="01fe434f"/>
    </style:style>
    <style:style style:name="T62" style:family="text">
      <style:text-properties officeooo:rsid="020011f9"/>
    </style:style>
    <style:style style:name="T63" style:family="text">
      <style:text-properties officeooo:rsid="02015d27"/>
    </style:style>
    <style:style style:name="T64" style:family="text">
      <style:text-properties officeooo:rsid="0202ef0f"/>
    </style:style>
    <style:style style:name="T65" style:family="text">
      <style:text-properties officeooo:rsid="0202fc54"/>
    </style:style>
    <style:style style:name="T66" style:family="text">
      <style:text-properties officeooo:rsid="0206e79e"/>
    </style:style>
    <style:style style:name="T67" style:family="text">
      <style:text-properties officeooo:rsid="02088603"/>
    </style:style>
    <style:style style:name="T68"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94"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94"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73">Plan de iteración</text:p>
      <text:p text:style-name="P88"><text:span text:style-name="T44">Fase de </text:span><text:span text:style-name="T45">construcción</text:span><text:span text:style-name="T44">:</text:span><text:span text:style-name="T46"> ITERACIÓN N.º </text:span><text:span text:style-name="T47">5</text:span></text:p>
      <text:p text:style-name="P74"><draw:frame draw:style-name="fr1" draw:name="Image1" text:anchor-type="as-char" svg:width="14.6cm" svg:height="6.6cm" draw:z-index="10"><draw:image xlink:href="Pictures/1000020100000226000000FA48EFF3AC67F122C2.png" xlink:type="simple" xlink:show="embed" xlink:actuate="onLoad" loext:mime-type="image/png"/></draw:frame></text:p>
      <text:p text:style-name="P72"><text:span text:style-name="T4">Proyecto </text:span><text:span text:style-name="T7">Colibrí</text:span></text:p>
      <text:p text:style-name="P50"/>
      <text:p text:style-name="P54">Asignatura</text:p>
      <text:p text:style-name="P50">Laboratorio de desarrollo de software</text:p>
      <text:p text:style-name="P50"/>
      <text:p text:style-name="P54">Autor<text:span text:style-name="T3">es</text:span></text:p>
      <text:p text:style-name="P53">Ariel Machini</text:p>
      <text:p text:style-name="P52">Cinthia Lima</text:p>
      <text:p text:style-name="P50"/>
      <text:p text:style-name="P54">Fecha de redacción</text:p>
      <text:p text:style-name="P50"><text:span text:style-name="T50">24/06</text:span>/<text:span text:style-name="T5">2019</text:span></text:p>
      <text:p text:style-name="P75"><draw:custom-shape text:anchor-type="paragraph" draw:z-index="1" draw:name="Shape1" draw:style-name="gr3" draw:text-style-name="P97"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96" svg:width="6.501cm" svg:height="18.5cm" svg:x="0.499cm" svg:y="0.75cm"><draw:text-box><text:p text:style-name="P95"><text:span text:style-name="T68">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6"><text:span text:style-name="T42">Plan de </text:span><text:span text:style-name="T43">i</text:span><text:span text:style-name="T42">teración</text:span></text:p>
      <text:p text:style-name="P51"/>
      <text:p text:style-name="P60">Resumen</text:p>
      <text:p text:style-name="P80">El presente plan de iteración se divide en tres partes: en la primera parte del mismo se hace una introducción al documento, especificando su alcance y su propósito.</text:p>
      <text:p text:style-name="P8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80"/>
      <text:p text:style-name="P57">Alcance</text:p>
      <text:p text:style-name="P65">En esta <text:span text:style-name="T48">iteración</text:span> se <text:span text:style-name="T35">generarán</text:span> los <text:span text:style-name="T28">siguientes entregables</text:span>:</text:p>
      <text:list xml:id="list2214166249" text:style-name="L1">
        <text:list-item>
          <text:p text:style-name="P85">Modelo de casos de uso (nueva versión).</text:p>
        </text:list-item>
      </text:list>
      <text:p text:style-name="P66"/>
      <text:p text:style-name="P58">Propósito</text:p>
      <text:p text:style-name="P55">Mediante este documento se buscan especificar las actividades que se van a desarrollar durante la iteración en curso.</text:p>
      <text:p text:style-name="P55">Este documento será utilizado por el grupo de desarrollo para guiarse a través de la iteración antes mencionada.</text:p>
      <text:p text:style-name="P64"/>
      <text:p text:style-name="P64">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3">Nombre de la tarea</text:p>
          </table:table-cell>
          <table:table-cell table:style-name="Tabla1.A1" office:value-type="string">
            <text:p text:style-name="P25">Fecha de </text:p>
            <text:p text:style-name="P22"><text:span text:style-name="T34">i</text:span>nicio </text:p>
          </table:table-cell>
          <table:table-cell table:style-name="Tabla1.A1" office:value-type="string">
            <text:p text:style-name="P24">Fecha de <text:span text:style-name="T37">finalización</text:span></text:p>
          </table:table-cell>
          <table:table-cell table:style-name="Tabla1.A1" office:value-type="string">
            <text:p text:style-name="P26">Fecha de <text:span text:style-name="T38">fin de iteración</text:span></text:p>
          </table:table-cell>
          <table:table-cell table:style-name="Tabla1.E1" office:value-type="string">
            <text:p text:style-name="P27">Responsable(s)</text:p>
          </table:table-cell>
        </table:table-row>
        <table:table-row table:style-name="Tabla1.2">
          <table:table-cell table:style-name="Tabla1.A2" office:value-type="string">
            <text:p text:style-name="P33">Terminar CU05 (Baja de formulario<text:span text:style-name="T52">)</text:span></text:p>
          </table:table-cell>
          <table:table-cell table:style-name="Tabla1.B2" office:value-type="string">
            <text:p text:style-name="P10">2<text:span text:style-name="T53">4</text:span>/06/19</text:p>
          </table:table-cell>
          <table:table-cell table:style-name="Tabla1.C2" office:value-type="string">
            <text:p text:style-name="P10">2<text:span text:style-name="T53">4</text:span>/06/19</text:p>
          </table:table-cell>
          <table:table-cell table:style-name="Tabla1.D2" office:value-type="string">
            <text:p text:style-name="P42"><text:span text:style-name="T55">14</text:span>/0<text:span text:style-name="T51">7</text:span>/19</text:p>
          </table:table-cell>
          <table:table-cell table:style-name="Tabla1.E2" office:value-type="string">
            <text:p text:style-name="P43">Ariel Machini</text:p>
          </table:table-cell>
        </table:table-row>
        <table:table-row table:style-name="Tabla1.2">
          <table:table-cell table:style-name="Tabla1.A2" office:value-type="string">
            <text:p text:style-name="P36">Terminar CU03 (ABM de formularios)</text:p>
          </table:table-cell>
          <table:table-cell table:style-name="Tabla1.B11" office:value-type="string">
            <text:p text:style-name="P10">2<text:span text:style-name="T53">4</text:span>/06/19</text:p>
          </table:table-cell>
          <table:table-cell table:style-name="Tabla1.C11" office:value-type="string">
            <text:p text:style-name="P10">2<text:span text:style-name="T53">4</text:span>/06/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3">Ariel Machini</text:p>
          </table:table-cell>
        </table:table-row>
        <table:table-row table:style-name="Tabla1.2">
          <table:table-cell table:style-name="Tabla1.A2" office:value-type="string">
            <text:p text:style-name="P39">Implementar CU20 (Ver formularios)</text:p>
          </table:table-cell>
          <table:table-cell table:style-name="Tabla1.B11" office:value-type="string">
            <text:p text:style-name="P11">2<text:span text:style-name="T53">4</text:span>/06/19</text:p>
          </table:table-cell>
          <table:table-cell table:style-name="Tabla1.C11" office:value-type="string">
            <text:p text:style-name="P11">2<text:span text:style-name="T53">4</text:span>/06/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5">Ariel Machini</text:p>
          </table:table-cell>
        </table:table-row>
        <table:table-row table:style-name="Tabla1.2">
          <table:table-cell table:style-name="Tabla1.A2" office:value-type="string">
            <text:p text:style-name="P34">Terminar CU09 (ABM de gestores de formularios)</text:p>
          </table:table-cell>
          <table:table-cell table:style-name="Tabla1.B11" office:value-type="string">
            <text:p text:style-name="P12">🗎</text:p>
          </table:table-cell>
          <table:table-cell table:style-name="Tabla1.C11" office:value-type="string">
            <text:p text:style-name="P14">30/06/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4">Ariel Machini</text:p>
          </table:table-cell>
        </table:table-row>
        <table:table-row table:style-name="Tabla1.2">
          <table:table-cell table:style-name="Tabla1.A2" office:value-type="string">
            <text:p text:style-name="P35">Terminar CU19 (Aprobación de formularios pendientes)</text:p>
          </table:table-cell>
          <table:table-cell table:style-name="Tabla1.B11" office:value-type="string">
            <text:p text:style-name="P16">04/0<text:span text:style-name="T57">7</text:span>/19</text:p>
          </table:table-cell>
          <table:table-cell table:style-name="Tabla1.C11" office:value-type="string">
            <text:p text:style-name="P15">0<text:span text:style-name="T56">6</text:span>/0<text:span text:style-name="T58">7</text:span>/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4">Ariel Machini</text:p>
          </table:table-cell>
        </table:table-row>
        <text:soft-page-break/>
        <table:table-row table:style-name="Tabla1.2">
          <table:table-cell table:style-name="Tabla1.A2" office:value-type="string">
            <text:p text:style-name="P40">Cambiar el límite de opciones para los campos de tipo lista de acuerdo a lo solicitado por los clientes (para listas desplegables: 50 → <text:span text:style-name="T6">100</text:span> opciones; para listas con botones de radio/casillas de verificación:<text:line-break/>20 → <text:span text:style-name="T6">50</text:span>)</text:p>
          </table:table-cell>
          <table:table-cell table:style-name="Tabla1.B11" office:value-type="string">
            <text:p text:style-name="P18">13/07/19</text:p>
          </table:table-cell>
          <table:table-cell table:style-name="Tabla1.C11" office:value-type="string">
            <text:p text:style-name="P18">13/07/19</text:p>
          </table:table-cell>
          <table:table-cell table:style-name="Tabla1.D11" office:value-type="string">
            <text:p text:style-name="P48">14/07/19</text:p>
          </table:table-cell>
          <table:table-cell table:style-name="Tabla1.E11" office:value-type="string">
            <text:p text:style-name="P48">Ariel Machini</text:p>
          </table:table-cell>
        </table:table-row>
        <table:table-row table:style-name="Tabla1.2">
          <table:table-cell table:style-name="Tabla1.A2" office:value-type="string">
            <text:p text:style-name="P37">Construir el estilo de la UI de la aplicación móvil</text:p>
          </table:table-cell>
          <table:table-cell table:style-name="Tabla1.B11" office:value-type="string">
            <text:p text:style-name="P17"><text:span text:style-name="T59">2</text:span>4/06/19</text:p>
          </table:table-cell>
          <table:table-cell table:style-name="Tabla1.C11" office:value-type="string">
            <text:p text:style-name="P17">07/07/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6">Cinthia Lima</text:p>
          </table:table-cell>
        </table:table-row>
        <table:table-row table:style-name="Tabla1.2">
          <table:table-cell table:style-name="Tabla1.A2" office:value-type="string">
            <text:p text:style-name="P38">Implementar <text:span text:style-name="T54">CU20 (Ver formularios) en la aplicación móvil</text:span></text:p>
          </table:table-cell>
          <table:table-cell table:style-name="Tabla1.B11" office:value-type="string">
            <text:p text:style-name="P21">10/07/19</text:p>
          </table:table-cell>
          <table:table-cell table:style-name="Tabla1.C11" office:value-type="string">
            <text:p text:style-name="P20">1<text:span text:style-name="T66">4</text:span>/07/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7">Cinthia Lima</text:p>
          </table:table-cell>
        </table:table-row>
        <table:table-row table:style-name="Tabla1.2">
          <table:table-cell table:style-name="Tabla1.A2" office:value-type="string">
            <text:p text:style-name="P38">Actualizar los casos de uso en el documento de casos de uso (agregar CU para visualizar formularios)</text:p>
          </table:table-cell>
          <table:table-cell table:style-name="Tabla1.B11" office:value-type="string">
            <text:p text:style-name="P13">🗎</text:p>
          </table:table-cell>
          <table:table-cell table:style-name="Tabla1.C11" office:value-type="string">
            <text:p text:style-name="P19"><text:span text:style-name="T65">09</text:span>/07/19</text:p>
          </table:table-cell>
          <table:table-cell table:style-name="Tabla1.D11" office:value-type="string">
            <text:p text:style-name="P42"><text:span text:style-name="T55">14</text:span>/0<text:span text:style-name="T51">7</text:span>/19</text:p>
          </table:table-cell>
          <table:table-cell table:style-name="Tabla1.E11" office:value-type="string">
            <text:p text:style-name="P47">Ariel Machini y Cinthia Lima</text:p>
          </table:table-cell>
        </table:table-row>
        <table:table-row table:style-name="Tabla1.2">
          <table:table-cell table:style-name="Tabla1.A2" office:value-type="string">
            <text:p text:style-name="P32">Evaluación del plan de iteración</text:p>
          </table:table-cell>
          <table:table-cell table:style-name="Tabla1.B11" office:value-type="string">
            <text:p text:style-name="P18">14/07/19</text:p>
          </table:table-cell>
          <table:table-cell table:style-name="Tabla1.C11" office:value-type="string">
            <text:p text:style-name="P90">14/07/19</text:p>
          </table:table-cell>
          <table:table-cell table:style-name="Tabla1.D11" office:value-type="string">
            <text:p text:style-name="P41"><text:span text:style-name="T55">14</text:span>/0<text:span text:style-name="T51">7</text:span>/19</text:p>
          </table:table-cell>
          <table:table-cell table:style-name="Tabla1.E11" office:value-type="string">
            <text:p text:style-name="P41">Ariel Machini</text:p>
          </table:table-cell>
        </table:table-row>
        <table:table-row table:style-name="Tabla1.2">
          <table:table-cell table:style-name="Tabla1.A12" table:number-columns-spanned="5" office:value-type="string">
            <text:p text:style-name="P28">Observaciones</text:p>
          </table:table-cell>
          <table:covered-table-cell/>
          <table:covered-table-cell/>
          <table:covered-table-cell/>
          <table:covered-table-cell/>
        </table:table-row>
        <table:table-row table:style-name="Tabla1.2">
          <table:table-cell table:style-name="Tabla1.A12" table:number-columns-spanned="5" office:value-type="string">
            <text:p text:style-name="P29"><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30"><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31"><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6"/>
      <text:p text:style-name="P59">Re<text:span text:style-name="T8">cursos</text:span></text:p>
      <text:p text:style-name="P81">Humanos:</text:p>
      <text:list xml:id="list925093179" text:style-name="L2">
        <text:list-item>
          <text:p text:style-name="P83"><text:span text:style-name="T36">Dos</text:span> analistas:</text:p>
          <text:list>
            <text:list-item>
              <text:p text:style-name="P84">Lima, Cinthia.</text:p>
            </text:list-item>
            <text:list-item>
              <text:p text:style-name="P84">Machini, Ariel.</text:p>
            </text:list-item>
          </text:list>
        </text:list-item>
      </text:list>
      <text:p text:style-name="P78"/>
      <text:p text:style-name="P81">Ha<text:span text:style-name="T9">r</text:span>dware:</text:p>
      <text:list xml:id="list3046641938" text:style-name="L3">
        <text:list-item>
          <text:p text:style-name="P91">Notebook Lenovo Legion Y720.</text:p>
        </text:list-item>
        <text:list-item>
          <text:p text:style-name="P91">Notebook Banghó MAX G01.</text:p>
        </text:list-item>
      </text:list>
      <text:p text:style-name="P9"/>
      <text:p text:style-name="P8"><text:span text:style-name="T11">M</text:span><text:span text:style-name="T10">isceláneo:</text:span></text:p>
      <text:list xml:id="list2986742282" text:style-name="L4">
        <text:list-item>
          <text:p text:style-name="P92"><text:span text:style-name="T34">Acceso a </text:span>Internet.</text:p>
        </text:list-item>
        <text:list-item>
          <text:p text:style-name="P93">Repositorio <text:span text:style-name="T34">(</text:span>en GitHub<text:span text:style-name="T34">)</text:span>.</text:p>
        </text:list-item>
      </text:list>
      <text:p text:style-name="P79"><text:soft-page-break/></text:p>
      <text:p text:style-name="P63">Objetivos alcanzados</text:p>
      <text:p text:style-name="P67">De las <text:span text:style-name="T60">diez (10) </text:span>tareas definidas se pudieron ejecutar y termina<text:span text:style-name="T41">r diez (10) </text:span>con éxito:</text:p>
      <text:list xml:id="list2035698186" text:style-name="L5">
        <text:list-item>
          <text:p text:style-name="P89">Terminar CU05 (Baja de formulario).</text:p>
        </text:list-item>
        <text:list-item>
          <text:p text:style-name="P86">Terminar CU03 (ABM de formularios).</text:p>
        </text:list-item>
        <text:list-item>
          <text:p text:style-name="P86">Implementar CU20 (Ver formularios).</text:p>
        </text:list-item>
        <text:list-item>
          <text:p text:style-name="P86">Terminar CU09 (ABM de gestores de formularios).</text:p>
        </text:list-item>
        <text:list-item>
          <text:p text:style-name="P86">Terminar CU19 (Aprobación de formularios pendientes).</text:p>
        </text:list-item>
        <text:list-item>
          <text:p text:style-name="P86">Cambiar el límite de opciones para los campos de tipo lista de acuerdo a lo solicitado por los clientes.</text:p>
        </text:list-item>
        <text:list-item>
          <text:p text:style-name="P86">Construir el estilo de la UI de la aplicación móvil.</text:p>
        </text:list-item>
        <text:list-item>
          <text:p text:style-name="P86">Implementar CU20 (Ver formularios) en la aplicación móvil.</text:p>
        </text:list-item>
        <text:list-item>
          <text:p text:style-name="P86">Actualizar los casos de uso en el documento de casos de uso (agregar CU para visualizar formularios).</text:p>
        </text:list-item>
        <text:list-item>
          <text:p text:style-name="P86">Evaluación del plan de iteración.</text:p>
        </text:list-item>
      </text:list>
      <text:p text:style-name="P69"/>
      <text:p text:style-name="P61">Conclusión</text:p>
      <text:p text:style-name="P70">Al poder haber cumplido con todas las tareas <text:span text:style-name="T61">propuestas, podemos afirmar que esta fue una iteración exitosa.</text:span></text:p>
      <text:p text:style-name="P71">Todavía se continúa trabajando con “iteraciones pequeñas”, ya que probaron tener un impacto positivo sobre el equipo de desarrollo.</text:p>
      <text:p text:style-name="P71">Tras haber finalizado esta iteración, los miembros del equipo de desarrollo <text:span text:style-name="T62">tendrán</text:span> un receso hasta principios del mes de <text:span text:style-name="T63">A</text:span>gosto <text:span text:style-name="T64">a fines de estudiar para dos exámenes universitarios</text:span>.</text:p>
      <text:p text:style-name="P68"/>
      <text:p text:style-name="P62"/>
      <text:p text:style-name="P77">Estado del repositorio</text:p>
      <text:p text:style-name="P82"><text:span text:style-name="T6">Versión </text:span><text:span text:style-name="T29">inicial</text:span><text:span text:style-name="T6"> – </text:span><text:span text:style-name="T29">final</text:span><text:span text:style-name="T6">:</text:span> <text:span text:style-name="T49">240</text:span> – <text:span text:style-name="T60">25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2:55.789826236</dc:date>
    <meta:editing-duration>P1DT14H22M29S</meta:editing-duration>
    <meta:editing-cycles>396</meta:editing-cycles>
    <meta:generator>LibreOffice/6.4.4.2$Linux_X86_64 LibreOffice_project/40$Build-2</meta:generator>
    <dc:title>Plan de Iteración</dc:title>
    <dc:subject>Horizon</dc:subject>
    <meta:document-statistic meta:table-count="3" meta:image-count="3" meta:object-count="0" meta:page-count="6" meta:paragraph-count="121" meta:word-count="666" meta:character-count="4131" meta:non-whitespace-character-count="3595"/>
  </office:meta>
</office:document-meta>
</file>